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AAAAAA" style:vertical-align="middle" fo:wrap-option="wrap" fo:background-color="#F9F9F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AAAAAA" fo:background-color="#F9F9F9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663366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14" style:family="table-cell" style:parent-style-name="Currency" style:data-style-name="N36"/>
    <style:style style:name="ce15" style:family="table-cell" style:parent-style-name="Default" style:data-style-name="N37"/>
    <style:style style:name="ce16" style:family="table-cell" style:parent-style-name="Default" style:data-style-name="N39"/>
    <style:style style:name="ce17" style:family="table-cell" style:parent-style-name="Default" style:data-style-name="N36"/>
    <style:style style:name="ce18" style:family="table-cell" style:parent-style-name="Default" style:data-style-name="N38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athJax_Math" style:font-name-asian="MathJax_Math" style:font-name-complex="MathJax_Math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MathJax_Math" style:font-name-asian="MathJax_Math" style:font-name-complex="MathJax_Math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MathJax_Main" style:font-name-asian="MathJax_Main" style:font-name-complex="MathJax_Mai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66336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9.1822916666667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11.191875cm"/>
    </style:style>
    <style:style style:name="co7" style:family="table-column">
      <style:table-column-properties fo:break-before="auto" style:column-width="8.016875cm"/>
    </style:style>
    <style:style style:name="co8" style:family="table-column">
      <style:table-column-properties fo:break-before="auto" style:column-width="12.4089583333333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11.43cm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2">
            <text:p>Item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5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4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330mm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50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37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Cut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32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Cut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8mm lead screw, 30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g thread f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GT2 timing belt, w=6mm</text:p>
          </table:table-cell>
          <table:table-cell office:value-type="string" table:style-name="ce1">
            <text:p>2 met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GT2 pulley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5 x 10mm machine screw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5 t slot nut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1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for the psu mounting bracke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2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belt idlers and tension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25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to mount the extruder to the X carria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hex nut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lock n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 for idler bearing assembl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10mm machine scre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 and Y axis motor mount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14mm machine screw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 for X motor, 4 for extruder fan, 2 for lcd mount, 4 for lead screw nut mounts, 2 for ramps cooling fan, for for y table</text:p>
          </table:table-cell>
          <table:table-cell office:value-type="string" table:style-name="ce1">
            <text:p>I got 16m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25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 for extruder stepper motor, 1 for fan duct to the extruder, 2 for tension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30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 for print bed, 2 for hot end clamp / servo mou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3 x 60mm machine s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se are used for the extrud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hex nut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lock n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se locknuts for print bed mount and fan duct m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wash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eed 4 for extruder springs, but have some handy if needed elsewher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2 x 16mm machine scre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hese and M2 nuts for mounting end stops, 1 for servo mount, and 2 for LM2596 mou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2 hex nu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3">
            <text:p>NEMA17 Stepper mot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-wire bipolar, high torque preferrabl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MDF board (heated bed mount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ee drawing for board in doc/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Heat bed PC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00x300mm MK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Heat bed thermistor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Glass bed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mm borosilicate or picture frame gla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x</text:p>
          </table:table-cell>
          <table:table-cell office:value-type="string" table:style-name="ce3">
            <text:p>Controller (Mega/RAMPS, Rambo, etc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duino Mega 2560 + RAMPS + A4988 drivers *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3">
            <text:p>SMART lcd controller / SD reader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Endstop (limit) switc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mm x 10mm x 20mm, “snap action” levered switch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Micro servo (9g type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d wire to make ~ 70c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LM10UU linear bearing</text:p>
          </table:table-cell>
          <table:table-cell office:value-type="float" office:value="12" table:style-name="ce3">
            <text:p>12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608ZZ roller bearing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these go in the z tops to hold the upper end of the lead screws (ok if you don't have them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624RS roller bearing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ne for each belt idler, one for extruder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MK7 Drive gear (or similar)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Brass or delrin lead screw nu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bably comes with your lead screws?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5mm to 8mm flexible shaft coupler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uminu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40mm x 40mm x 10mm f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2V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80mm x 80mm x 10mm f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or use with RAMPS frame mount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Miniature zip ties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This number is approximat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Extruder idler spring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igh tension, 1” unsprung length, &gt;3mm I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Bed leveling spring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ower tension is OK, 1” unsprung, ID &gt; 3m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Power Supply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ize appropriately for heat bed and extrude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Hot end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3d lite6 or E3d v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Power switc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KCD1-104N (12mm x 19mm body)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  <table:table table:name="Electronic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ID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Part Number</text:p>
          </table:table-cell>
          <table:table-cell office:value-type="string" table:style-name="ce5">
            <text:p>Reichelt Order Number</text:p>
          </table:table-cell>
          <table:table-cell office:value-type="string" table:style-name="ce5">
            <text:p>Digikey Part Number (Description)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1</text:p>
          </table:table-cell>
          <table:table-cell office:value-type="string" table:style-name="ce6">
            <text:p>Arduino Meg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2560 or 1280</text:p>
          </table:table-cell>
          <table:table-cell table:style-name="ce6"/>
          <table:table-cell office:value-type="string" table:style-name="ce7">
            <text:p><text:a xlink:href="http://www.digikey.com/product-detail/en/A000067/1050-1018-ND/2639006">1050-1018-ND(BOARD MCU MEGA2560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2,U3,U4,U5</text:p>
          </table:table-cell>
          <table:table-cell office:value-type="string" table:style-name="ce7">
            <text:p><text:a xlink:href="http://reprap.org/wiki/Pololu_stepper_driver_board">Pololu stepper driver boards</text:a>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 fifth one can be used for a 2nd extruder or extra axis</text:p>
          </table:table-cell>
          <table:table-cell table:style-name="ce6"/>
          <table:table-cell office:value-type="string" table:style-name="ce6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2</text:p>
          </table:table-cell>
          <table:table-cell office:value-type="string" table:style-name="ce6">
            <text:p>100nF capacitor (0805)(&gt; highest planned voltage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C0805KRX7R8BB104/311-1141-1-ND/303051">311-1141-1-ND(CAP CER 0.1UF 25V 10% X7R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1,C5,C8</text:p>
          </table:table-cell>
          <table:table-cell office:value-type="string" table:style-name="ce6">
            <text:p>10uF capacitor (153CLV-0405)(&gt;5V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XV106M025A9BAA/399-6724-1-ND/3082855">399-6724-1-ND(CAP ALUM 10UF 25V 20%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3,C4,C6,C7,C9,C10</text:p>
          </table:table-cell>
          <table:table-cell office:value-type="string" table:style-name="ce6">
            <text:p>100uF capacitor (153CLV-0605)(&gt; highest planned voltage)</text:p>
          </table:table-cell>
          <table:table-cell office:value-type="float" office:value="6" table:style-name="ce6">
            <text:p>6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XV107M016A9GAA/399-6726-1-ND/3082857">399-6726-1-ND(CAP ALUM 100UF 16V 20%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,R7,R11,R21,R22</text:p>
          </table:table-cell>
          <table:table-cell office:value-type="string" table:style-name="ce6">
            <text:p>4.7K resistor (0805)(1%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www.digikey.com/scripts/dksearch/dksus.dll?vendor=0&amp;keywords=RHM4.70KAECT-ND+">RHM4.70KAECT-ND(RES 4.7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2,R3,R4,R5,R6,R8,R9,R10</text:p>
          </table:table-cell>
          <table:table-cell office:value-type="string" table:style-name="ce6">
            <text:p>100K resistor (0805)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SR10EZPF1003/RHM100KAECT-ND/1983806">RHM100KAECT-ND(RES 1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2</text:p>
          </table:table-cell>
          <table:table-cell office:value-type="string" table:style-name="ce6">
            <text:p>1K resistor (0805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SR10EZPF1001/RHM1.00KAECT-ND/1983804">RHM1.00KAECT-ND(RES 1.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23,R24,R25</text:p>
          </table:table-cell>
          <table:table-cell office:value-type="string" table:style-name="ce6">
            <text:p>1.8K resistor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RC0805FR-071K8L/311-1.80KCRCT-ND/730467">311-1.80KCRCT-ND(RES 1.8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6,R17,R18,R19,R20</text:p>
          </table:table-cell>
          <table:table-cell office:value-type="string" table:style-name="ce6">
            <text:p>10K resistor (0805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RJ-6ENF1002V/P10.0KCCT-ND/119248">P10.0KCCT-ND(RES 10.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3,R14,R15</text:p>
          </table:table-cell>
          <table:table-cell office:value-type="string" table:style-name="ce6">
            <text:p>10 ohm resistor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RCW080510R0FKEAHP/541-10.0TCT-ND/2222835">541-10.0TCT-ND(RES 10.0 OHM .33W 1% 0805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">
            <text:p>Q1,Q2,Q3</text:p>
          </table:table-cell>
          <table:table-cell office:value-type="string" table:number-columns-spanned="1" table:number-rows-spanned="2" table:style-name="ce12">
            <text:p>N-channel Mosfet</text:p>
          </table:table-cell>
          <table:table-cell office:value-type="float" office:value="3" table:number-columns-spanned="1" table:number-rows-spanned="2" table:style-name="ce12">
            <text:p>3</text:p>
          </table:table-cell>
          <table:table-cell office:value-type="string" table:style-name="ce8">
            <text:p>STP55NF06L (<text:span text:style-name="T2">R</text:span><text:span text:style-name="T3">DS</text:span><text:span text:style-name="T4">=18</text:span><text:span text:style-name="T2">m</text:span><text:span text:style-name="T4">Ω</text:span> On)</text:p>
          </table:table-cell>
          <table:table-cell office:value-type="string" table:number-columns-spanned="1" table:number-rows-spanned="2" table:style-name="ce12">
            <text:p>ZXM 64N035 L3</text:p>
          </table:table-cell>
          <table:table-cell office:value-type="string" table:number-columns-spanned="1" table:number-rows-spanned="2" table:style-name="ce13">
            <text:p><text:a xlink:href="http://search.digikey.com/scripts/DkSearch/dksus.dll?lang=en&amp;site=CA&amp;KeyWords=497-6742-5-ND">497-6742-5-ND (MOSFET N-CH 60V 55A TO-220)</text:a></text:p>
          </table:table-cell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style-name="ce9">
            <text:p>Upgrade particularly for the bed: IRLB8743PBF (<text:span text:style-name="T2">R</text:span><text:span text:style-name="T3">DS</text:span><text:span text:style-name="T4">=3.2</text:span><text:span text:style-name="T2">m</text:span><text:span text:style-name="T4">Ω</text:span> On) or for even more current IRLB3034PBF (<text:span text:style-name="T2">R</text:span><text:span text:style-name="T3">DS</text:span><text:span text:style-name="T4">=1.5</text:span><text:span text:style-name="T2">m</text:span><text:span text:style-name="T4">Ω</text:span> On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6">
            <text:p>D1,D2</text:p>
          </table:table-cell>
          <table:table-cell office:value-type="string" table:style-name="ce6">
            <text:p>Diod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N4004</text:p>
          </table:table-cell>
          <table:table-cell office:value-type="string" table:style-name="ce6">
            <text:p>1N 4004</text:p>
          </table:table-cell>
          <table:table-cell office:value-type="string" table:style-name="ce7">
            <text:p><text:a xlink:href="http://search.digikey.com/scripts/DkSearch/dksus.dll?lang=en&amp;site=CA&amp;KeyWords=1N4004FSCT-ND">1N4004FSCT-ND (DIODE GEN PURPOSE 400V 1A DO41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1</text:p>
          </table:table-cell>
          <table:table-cell office:value-type="string" table:style-name="ce6">
            <text:p>PTC resettable fuse (30V, Hold5A, Trip10A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F-R500</text:p>
          </table:table-cell>
          <table:table-cell office:value-type="string" table:style-name="ce6">
            <text:p>PFRA 500</text:p>
          </table:table-cell>
          <table:table-cell office:value-type="string" table:style-name="ce7">
            <text:p><text:a xlink:href="http://search.digikey.com/scripts/DkSearch/dksus.dll?lang=en&amp;site=CA&amp;KeyWords=MF-R500-ND">MF-R500-ND (FUSE PTC RESETTABLE 5A HOL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2</text:p>
          </table:table-cell>
          <table:table-cell office:value-type="string" table:style-name="ce6">
            <text:p>PTC resettable fuse (Hold11A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F-R1100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RGEF1100-ND">RGEF1100-ND (POLYSWITCH RGE SERIES 11.0A HOLD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">
            <text:p>J2</text:p>
          </table:table-cell>
          <table:table-cell office:value-type="string" table:number-columns-spanned="1" table:number-rows-spanned="2" table:style-name="ce12">
            <text:p>D8-D10 Outputs // 6 position screw terminal (min 11A per contact) OR Jack/Plug connector pair</text:p>
          </table:table-cell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number-columns-spanned="1" table:number-rows-spanned="2" table:style-name="ce12">
            <text:p>282837-6</text:p>
          </table:table-cell>
          <table:table-cell office:value-type="string" table:number-columns-spanned="1" table:number-rows-spanned="2" table:style-name="ce12">
            <text:p>AKL 101-06</text:p>
          </table:table-cell>
          <table:table-cell office:value-type="string" table:style-name="ce10">
            <text:p><text:a xlink:href="http://search.digikey.com/scripts/DkSearch/dksus.dll?lang=en&amp;site=CA&amp;KeyWords=WM7857-ND">WM7857-ND (CONN TERMINAL BLOCK 6POS 5.08MM) </text:a>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Alternative: 1x <text:span text:style-name="T5">609-4284-ND</text:span> &amp; 1x <text:span text:style-name="T5">609-4218-ND</text:span>. <text:span text:style-name="T5">May prevent overtemp events</text:span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ED1</text:p>
          </table:table-cell>
          <table:table-cell office:value-type="string" table:style-name="ce6">
            <text:p>Green LED (0805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MD17-21VGD%2FTR8/L62505CT-ND/254936">L62505CT-ND(LED GREEN DIFF 0805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ED2,LED3,LED4</text:p>
          </table:table-cell>
          <table:table-cell office:value-type="string" table:style-name="ce6">
            <text:p>Red LED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MD17-21VRD%2FTR8/L62501CT-ND/254934">L62501CT-ND(LED HI EFF RED DIFF 0805)</text:a>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S1</text:p>
          </table:table-cell>
          <table:table-cell office:value-type="string" table:style-name="ce6">
            <text:p>Push button switch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3F-3100</text:p>
          </table:table-cell>
          <table:table-cell office:value-type="string" table:style-name="ce6">
            <text:p>TASTER 3305B (should fit footprint also, but button will overhang board edge)</text:p>
          </table:table-cell>
          <table:table-cell office:value-type="string" table:style-name="ce7">
            <text:p><text:a xlink:href="http://search.digikey.com/scripts/DkSearch/dksus.dll?lang=en&amp;site=CA&amp;KeyWords=450-1648-ND">450-1648-ND (SWITCH TACT RA H=6.35MM)</text:a>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X1</text:p>
          </table:table-cell>
          <table:table-cell office:value-type="string" table:style-name="ce6">
            <text:p>Power jack (Plug and fixed receptacle)(Min 11A per position more is better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STBA 2,5 and MSTBT 2,5 (5.04mm spacing 4 connector)</text:p>
          </table:table-cell>
          <table:table-cell table:style-name="ce6"/>
          <table:table-cell office:value-type="string" table:style-name="ce11">
            <text:p>WM7847-ND<text:span text:style-name="T1"> (CONN HEADER 4POS 5.08MM R/A TIN) &amp; </text:span>WM7953-ND<text:span text:style-name="T1"> (CONN TERM BLOCK 4POS 5.08MM R/A)</text:span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2 x 3 pin header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961206-6404-AR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3M9459-ND">3M9459-ND (CONN HEADER VERT DUAL 6POS GOLD)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4 pin head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961104-6404-AR</text:p>
          </table:table-cell>
          <table:table-cell office:value-type="string" table:style-name="ce6">
            <text:p>SL 1X36G 2,54 (3 of these)</text:p>
          </table:table-cell>
          <table:table-cell office:value-type="string" table:style-name="ce7">
            <text:p><text:a xlink:href="http://search.digikey.com/scripts/DkSearch/dksus.dll?lang=en&amp;site=CA&amp;KeyWords=3M9449-ND">3M9449-ND (CONN HEADER VERT SGL 4POS GOLD)</text:a>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string" table:style-name="ce6">
            <text:p>6 pin header</text:p>
          </table:table-cell>
          <table:table-cell office:value-type="string" table:style-name="ce7">
            <text:p><text:a xlink:href="http://gala-automation.com/index.php/component/content/article/26-reprap-tutorials/42-ramps-14-bom">2 (? - from http://gala-automation.com/index.php/component/content/article/26-reprap-tutorials/42-ramps-14-bom)</text:a></text:p>
          </table:table-cell>
          <table:table-cell office:value-type="string" table:style-name="ce6">
            <text:p>961106-6404-AR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3M9451-ND">3M9451-ND (CONN HEADER VERT SGL 6POS GOLD)</text:a>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6">
            <text:p>2 x 18 Pin Stackable Female Header (non stackables can be used with plated through holes)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6">
            <text:p>MALE: SL 2X25G 2,54 (2 of them, shortened with a saw or pliers)</text:p>
          </table:table-cell>
          <table:table-cell office:value-type="string" table:style-name="ce7">
            <text:p><text:a xlink:href="http://search.digikey.com/scripts/DkSearch/dksus.dll?lang=en&amp;site=CA&amp;KeyWords=S7121-ND">S7121-ND (CONN HEADER FMAL 36PS.1" DL GOLD) - Not Stackable</text:a>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6">
            <text:p>8 Pin Stackable Female Header (non stackables can be used with plated through holes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S7041-ND">S7041-ND (CONN HEADER FEMALE 8POS .1" GOLD) - Not Stackable</text:a>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6">
            <text:p>6 Pin Stackable Female Header (non stackables can be used with plated through holes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S7039-ND">S7039-ND (CONN HEADER FEMALE 6POS .1" GOLD) - Not Stackable</text:a></text:p>
          </table:table-cell>
          <table:table-cell table:number-columns-repeated="16378"/>
        </table:table-row>
        <table:table-row table:style-name="ro3">
          <table:table-cell table:style-name="ce6"/>
          <table:table-cell office:value-type="string" table:style-name="ce6">
            <text:p>24 Pin Female Header * Note *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equired to carry enough current for motors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S7057-ND">S7057-ND (CONN HEADER FMALE 24POS .1" GOLD) - Rated @ 3A / Pin</text:a></text:p>
          </table:table-cell>
          <table:table-cell table:number-columns-repeated="16378"/>
        </table:table-row>
        <table:table-row table:style-name="ro3">
          <table:table-cell table:style-name="ce6"/>
          <table:table-cell office:value-type="string" table:style-name="ce6">
            <text:p>8 Pin Female Header * Note *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equired to carry enough current for motors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S7041-ND">S7041-ND (CONN HEADER FEMALE 8POS .1" GOLD) - Rated @ 3A / Pin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0.1" Jumpers</text:p>
          </table:table-cell>
          <table:table-cell office:value-type="float" office:value="15" table:style-name="ce6">
            <text:p>15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A26242-ND">A26242-ND (SHUNT LP W/HANDLE 2 POS 30AU)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Circuit Board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1.4</text:p>
          </table:table-cell>
          <table:table-cell table:style-name="ce6"/>
          <table:table-cell office:value-type="string" table:style-name="ce6">
            <text:p>N/A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Receipts" table:style-name="ta2">
        <table:table-column table:style-name="co11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Printed Parts</text:p>
          </table:table-cell>
          <table:table-cell office:value-type="currency" office:value="37.47" table:style-name="ce14">
            <text:p><text:s/>$37.47<text:s/></text:p>
          </table:table-cell>
          <table:table-cell office:value-type="string" table:style-name="ce1">
            <text:p>/u/shinythin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oller</text:p>
          </table:table-cell>
          <table:table-cell office:value-type="currency" office:value="34.99" table:style-name="ce14">
            <text:p><text:s/>$34.99<text:s/></text:p>
          </table:table-cell>
          <table:table-cell office:value-type="string" table:style-name="ce1">
            <text:p>Sainsmart 1000475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uminum</text:p>
          </table:table-cell>
          <table:table-cell office:value-type="currency" office:value="40" table:style-name="ce15">
            <text:p>$40<text:s/></text:p>
          </table:table-cell>
          <table:table-cell office:value-type="string" table:style-name="ce1">
            <text:p>MiSUMi WP0074362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ols</text:p>
          </table:table-cell>
          <table:table-cell office:value-type="currency" office:value="100" table:style-name="ce15">
            <text:p>$100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ors</text:p>
          </table:table-cell>
          <table:table-cell office:value-type="currency" office:value="76" table:style-name="ce15">
            <text:p>$76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lley</text:p>
          </table:table-cell>
          <table:table-cell office:value-type="currency" office:value="15.25" table:style-name="ce16">
            <text:p>$15.25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c</text:p>
          </table:table-cell>
          <table:table-cell office:value-type="currency" office:value="114.6" table:style-name="ce16">
            <text:p>$114.60<text:s/></text:p>
          </table:table-cell>
          <table:table-cell office:value-type="string" table:style-name="ce1">
            <text:p>McMaster 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el Maker</text:p>
          </table:table-cell>
          <table:table-cell office:value-type="currency" office:value="16" table:style-name="ce15">
            <text:p>$16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int and PCB Parts</text:p>
          </table:table-cell>
          <table:table-cell office:value-type="currency" office:value="51.74" table:style-name="ce15">
            <text:p>$52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number-rows-repeated="2"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">
            <text:p>Total</text:p>
          </table:table-cell>
          <table:table-cell office:value-type="currency" office:value="486.05000000000007" table:formula="msoxl:=SUM(B1:B9)" table:style-name="ce17">
            <text:p><text:s/>$486.0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er</text:p>
          </table:table-cell>
          <table:table-cell office:value-type="currency" office:value="354.8" table:formula="msoxl:=B1+B2+B5+B3+B7+B9" table:style-name="ce18">
            <text:p>$354.80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Finishing" table:style-name="ta1">
        <table:table-column table:style-name="co12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XTC-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n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p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m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-Table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Printed" table:style-name="ta3">
        <table:table-column table:style-name="co3" table:number-columns-repeated="16384" table:default-cell-style-name="ce1"/>
        <table:table-row table:style-name="ro1">
          <table:table-cell table:style-name="ce1"/>
          <table:table-cell office:value-type="string" table:style-name="ce1">
            <text:p>12/11/2015 <text:s/>01:53 PM <text:s text:c="3"/>&lt;DIR&gt; <text:s text:c="9"/>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/11/2015 <text:s/>01:53 PM <text:s text:c="3"/>&lt;DIR&gt; <text:s text:c="9"/>.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11:14 AM <text:s text:c="3"/>&lt;DIR&gt; <text:s text:c="9"/>3DCR_Double_-_Dual_extruder_for_Prusa_i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39,209 belt-guide-624.st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/10/2015 <text:s/>11:22 AM <text:s text:c="11"/>16,684 CardHold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399,684 extruder-direct-driv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8"/>8,150,470 fanduct-e3dlite6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10,384 filament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11:22 AM <text:s text:c="11"/>29,015 hex_nut_knob_v1_1_adjustment_knob_sett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2/10/2015 <text:s/>07:58 AM <text:s text:c="11"/>32,884 lm2596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13,084 power-switch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7,684 psu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74,584 ramps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26,984 servo-endstop-hold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46,684 servo_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48,384 smartlcd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77,284 x-carriag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435,897 x-end-idl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565,972 x-end-moto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3,484 x-tension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0,884 y-brac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98,284 y-idl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22,184 y-moto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385,284 y-table-10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93,884 y-tension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90,084 z-lower-brace-1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90,084 z-lower-brace-2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76,784 z-motor-lef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85,484 z-motor-righ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88,184 z-top-lef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91,284 z-top-right.st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4"/>28 File(s) <text:s text:c="4"/>13,050,795 byt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5"/>3 Dir(s) <text:s/>277,585,494,016 bytes free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number number:decimal-places="0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7P0"/>
    </number:currency-style>
    <number:currency-style style:name="N38">
      <number:currency-symbol>$</number:currency-symbol>
      <number:number number:decimal-places="2" number:min-integer-digits="1" number:grouping="true"/>
    </number:currency-style>
    <number:currency-style style:name="N39P0">
      <number:currency-symbol>$</number:currency-symbol>
      <number:number number:decimal-places="2" number:min-integer-digits="1" number:grouping="true"/>
      <number:text> </number:text>
    </number:currency-style>
    <number:currency-style style:name="N39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39P0"/>
    </number:currency-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yan Peach</dc:creator>
    <meta:creation-date>2006-09-16T00:00:00Z</meta:creation-date>
    <dc:date>2015-12-11T20:38:26Z</dc:date>
    <meta:print-date>2015-12-10T22:35:45Z</meta:print-date>
  </office:meta>
</office:document-meta>
</file>